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0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2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62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6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7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7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7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88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90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9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98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00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0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0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07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0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11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1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1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15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1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18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2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3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3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4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4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58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66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68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7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7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8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90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96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9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16:28:45.4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3-19T19:32:05.424000000</dc:date>
    <meta:editing-duration>P25DT8H17M7S</meta:editing-duration>
    <meta:editing-cycles>706</meta:editing-cycles>
    <meta:generator>LibreOffice/5.0.5.2$Windows_x86 LibreOffice_project/55b006a02d247b5f7215fc6ea0fde844b30035b3</meta:generator>
    <dc:creator>James Petts</dc:creator>
    <meta:document-statistic meta:table-count="3" meta:cell-count="2546" meta:object-count="0"/>
  </office:meta>
</office:document-meta>
</file>